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row>
              <msub>
                <mi>M</mi>
                <mrow>
                  <mi>T</mi>
                </mrow>
              </msub>
              <mo stretchy="false">=</mo>
              <mfenced open="[" close="]">
                <mrow>
                  <mtable>
                    <mtr>
                      <mtd>
                        <mrow>
                          <mn>1</mn>
                        </mrow>
                      </mtd>
                      <mtd>
                        <mrow>
                          <mn>0</mn>
                        </mrow>
                      </mtd>
                    </mtr>
                    <mtr>
                      <mtd>
                        <mrow>
                          <mrow>
                            <mo stretchy="false">−</mo>
                            <mrow>
                              <mfrac>
                                <mn>1</mn>
                                <mrow>
                                  <mrow>
                                    <mi>F</mi>
                                    <mo stretchy="false">⋅</mo>
                                    <mi>cos</mi>
                                  </mrow>
                                  <mrow>
                                    <mo stretchy="false">(</mo>
                                    <mrow>
                                      <mo stretchy="false">α</mo>
                                    </mrow>
                                    <mo stretchy="false">)</mo>
                                  </mrow>
                                </mrow>
                              </mfrac>
                            </mrow>
                          </mrow>
                        </mrow>
                      </mtd>
                      <mtd>
                        <mrow>
                          <mn>1</mn>
                        </mrow>
                      </mtd>
                    </mtr>
                  </mtable>
                </mrow>
              </mfenced>
            </mrow>
          </mrow>
        </mtd>
      </mtr>
      <mtr>
        <mtd>
          <mrow/>
        </mtd>
      </mtr>
      <mtr>
        <mtd>
          <mrow>
            <mrow>
              <msub>
                <mi>M</mi>
                <mrow>
                  <mi>S</mi>
                </mrow>
              </msub>
              <mo stretchy="false">=</mo>
              <mfenced open="[" close="]">
                <mrow>
                  <mtable>
                    <mtr>
                      <mtd>
                        <mrow>
                          <mn>1</mn>
                        </mrow>
                      </mtd>
                      <mtd>
                        <mrow>
                          <mn>0</mn>
                        </mrow>
                      </mtd>
                    </mtr>
                    <mtr>
                      <mtd>
                        <mrow>
                          <mrow>
                            <mo stretchy="false">−</mo>
                            <mrow>
                              <mfrac>
                                <mrow>
                                  <mi>cos</mi>
                                  <mrow>
                                    <mo stretchy="false">(</mo>
                                    <mrow>
                                      <mo stretchy="false">α</mo>
                                    </mrow>
                                    <mo stretchy="false">)</mo>
                                  </mrow>
                                </mrow>
                                <mi>F</mi>
                              </mfrac>
                            </mrow>
                          </mrow>
                        </mrow>
                      </mtd>
                      <mtd>
                        <mrow>
                          <mn>1</mn>
                        </mrow>
                      </mtd>
                    </mtr>
                  </mtable>
                </mrow>
              </mfenced>
            </mrow>
          </mrow>
        </mtd>
      </mtr>
      <mtr>
        <mtd>
          <mrow/>
        </mtd>
      </mtr>
      <mtr>
        <mtd>
          <mrow>
            <mrow>
              <msub>
                <mi>M</mi>
                <mrow>
                  <mi>T</mi>
                </mrow>
              </msub>
              <mo stretchy="false">=</mo>
              <mfenced open="[" close="]">
                <mrow>
                  <mtable>
                    <mtr>
                      <mtd>
                        <mrow>
                          <mn>1</mn>
                        </mrow>
                      </mtd>
                      <mtd>
                        <mrow>
                          <mn>0</mn>
                        </mrow>
                      </mtd>
                    </mtr>
                    <mtr>
                      <mtd>
                        <mrow>
                          <mn>0</mn>
                        </mrow>
                      </mtd>
                      <mtd>
                        <mrow>
                          <mn>1</mn>
                        </mrow>
                      </mtd>
                    </mtr>
                  </mtable>
                </mrow>
              </mfenced>
            </mrow>
          </mrow>
        </mtd>
      </mtr>
      <mtr>
        <mtd>
          <mrow/>
        </mtd>
      </mtr>
      <mtr>
        <mtd>
          <mrow>
            <mrow>
              <msub>
                <mi>M</mi>
                <mrow>
                  <mi>S</mi>
                </mrow>
              </msub>
              <mo stretchy="false">=</mo>
              <mfenced open="[" close="]">
                <mrow>
                  <mtable>
                    <mtr>
                      <mtd>
                        <mrow>
                          <mn>1</mn>
                        </mrow>
                      </mtd>
                      <mtd>
                        <mrow>
                          <mn>0</mn>
                        </mrow>
                      </mtd>
                    </mtr>
                    <mtr>
                      <mtd>
                        <mrow>
                          <mn>0</mn>
                        </mrow>
                      </mtd>
                      <mtd>
                        <mrow>
                          <mn>1</mn>
                        </mrow>
                      </mtd>
                    </mtr>
                  </mtable>
                </mrow>
              </mfenced>
            </mrow>
          </mrow>
        </mtd>
      </mtr>
    </mtable>
    <annotation encoding="StarMath 5.0">M_{T} = left [ matrix{1 # 0 ## -{1 over {F cdot cos(%ialpha)}}  # 1} right ]  

newline newline

M_{S} = left [ matrix{1 # 0 ## -{{cos(%ialpha)} over F }  # 1} right ] 

newline newline

M_{T} = left [ matrix{1 # 0 ## 0  # 1} right ] 

newline newline

M_{S} = left [ matrix{1 # 0 ## 0  # 1} right ]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nter </meta:initial-creator>
    <meta:creation-date>2013-09-26T23:22:59</meta:creation-date>
    <meta:generator>LibreOffice/4.0.1.2$Windows_x86 LibreOffice_project/84102822e3d61eb989ddd325abf1ac077904985</meta:generator>
  </office:meta>
</office:document-meta>
</file>